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Outu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10-03">
            <text:p>03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3]-[.B3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04">
            <text:p>04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4]-[.B4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5">
            <text:p>05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20M00S">
            <text:p>16:2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5]-[.B5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10-06">
            <text:p>0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 e Converter, iniciação de controle principal na arquitetura</text:p>
          </table:table-cell>
          <table:table-cell table:style-name="ce16" table:formula="of:=[.C6]-[.B6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11" office:value-type="string">
            <text:p>Definição do requisito Permissão de acesso</text:p>
          </table:table-cell>
          <table:table-cell table:style-name="ce16" table:formula="of:=[.C7]-[.B7]" office:value-type="time" office:time-value="PT00H30M00S">
            <text:p>00:3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30M00S">
            <text:p>16:3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Reestruturação da arquitetura para novos teste do hibernate, criando um controle principal</text:p>
          </table:table-cell>
          <table:table-cell table:style-name="ce16" table:formula="of:=[.C8]-[.B8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10">
            <text:p>1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Reestruturação da arquitetura para novos teste do hibernate e criação do tutorial</text:p>
          </table:table-cell>
          <table:table-cell table:style-name="ce16" table:formula="of:=[.C9]-[.B9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11">
            <text:p>1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s da nova arquitetura do tutorial</text:p>
          </table:table-cell>
          <table:table-cell table:style-name="ce16" table:formula="of:=[.C10]-[.B10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0">
            <text:p>2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1]-[.B11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1">
            <text:p>2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2]-[.B12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2">
            <text:p>22/10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00H00M00S">
            <text:p>00:0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3]-[.B13]" office:value-type="time" office:time-value="-PT22H00M00S">
            <text:p>02:00</text:p>
          </table:table-cell>
        </table:table-row>
        <table:table-row table:style-name="ro3">
          <table:table-cell table:style-name="ce3" office:value-type="date" office:date-value="2011-10-23">
            <text:p>23/10/2011</text:p>
          </table:table-cell>
          <table:table-cell table:style-name="ce7" office:value-type="time" office:time-value="PT00H01M00S">
            <text:p>00:01</text:p>
          </table:table-cell>
          <table:table-cell table:style-name="ce7" office:value-type="time" office:time-value="PT02H30M00S">
            <text:p>02:3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4]-[.B14]" office:value-type="time" office:time-value="PT02H29M00S">
            <text:p>02:29</text:p>
          </table:table-cell>
        </table:table-row>
        <table:table-row table:style-name="ro3">
          <table:table-cell table:style-name="ce3" office:value-type="date" office:date-value="2011-10-24">
            <text:p>24/10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8H40M00S">
            <text:p>18:4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5]-[.B15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26">
            <text:p>2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6]-[.B16]" office:value-type="time" office:time-value="PT02H30M00S">
            <text:p>02:30</text:p>
          </table:table-cell>
        </table:table-row>
        <table:table-row table:style-name="ro3">
          <table:table-cell table:style-name="ce3" office:value-type="date" office:date-value="2011-10-27">
            <text:p>27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s e construção do tutorial</text:p>
          </table:table-cell>
          <table:table-cell table:style-name="ce16" table:formula="of:=[.C17]-[.B17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8">
            <text:p>28/10/2011</text:p>
          </table:table-cell>
          <table:table-cell table:style-name="ce7" office:value-type="time" office:time-value="PT19H30M00S">
            <text:p>19:30</text:p>
          </table:table-cell>
          <table:table-cell table:style-name="ce7" office:value-type="time" office:time-value="PT21H00M00S">
            <text:p>21:00</text:p>
          </table:table-cell>
          <table:table-cell table:style-name="ce12" office:value-type="string">
            <text:p>Correção de erros e construção do tutorial</text:p>
          </table:table-cell>
          <table:table-cell table:style-name="ce16" table:formula="of:=[.C18]-[.B18]" office:value-type="time" office:time-value="PT01H30M00S">
            <text:p>01:3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7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1]-[.B4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2]-[.B4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3]-[.B4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/10/2011</text:date>, <text:time>10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4H58M47S</meta:editing-duration>
    <meta:editing-cycles>34</meta:editing-cycles>
    <meta:generator>BrOffice.org/3.2$Win32 OpenOffice.org_project/320m18$Build-9502</meta:generator>
    <dc:date>2011-10-29T10:09:43.51</dc:date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